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cord.setRecord( Map &lt; Integer , Integer &gt; rec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cord.getRecor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JSONMap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JSONMap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